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2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0.65cm"/>
    </style:style>
    <style:style style:name="gr4" style:family="graphic" style:parent-style-name="standard">
      <style:graphic-properties draw:stroke="none" svg:stroke-color="#000000" draw:fill="none" draw:fill-color="#ffffff" fo:min-height="0.723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objectwithoutfill">
      <style:graphic-properties svg:stroke-color="#800000" draw:marker-end="Arrow" draw:fill="none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style:text-underline-style="none"/>
    </style:style>
    <style:style style:name="P4" style:family="paragraph">
      <style:text-properties fo:color="#800000" style:font-name="Comic Sans MS" fo:font-size="15pt" style:font-size-asian="15pt" style:font-size-complex="1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800000" style:font-name="Comic Sans M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5cm" svg:height="2.5cm" svg:x="13.4cm" svg:y="6.2cm">
          <text:p text:style-name="P1"><text:span text:style-name="T1">12.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3.4cm" svg:y="8.7cm">
          <text:p text:style-name="P1"><text:span text:style-name="T1">33.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3.4cm" svg:y="11.2cm">
          <text:p text:style-name="P1"><text:span text:style-name="T1">12.1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cm" svg:height="1cm" svg:x="4.4cm" svg:y="4.9cm">
          <draw:text-box>
            <text:p text:style-name="P2"><text:span text:style-name="T1">0</text:span></text:p>
          </draw:text-box>
        </draw:frame>
        <draw:frame draw:style-name="gr2" draw:text-style-name="P2" draw:layer="layout" svg:width="1cm" svg:height="1cm" svg:x="6.9cm" svg:y="4.9cm">
          <draw:text-box>
            <text:p text:style-name="P2"><text:span text:style-name="T1">1</text:span></text:p>
          </draw:text-box>
        </draw:frame>
        <draw:frame draw:style-name="gr2" draw:text-style-name="P2" draw:layer="layout" svg:width="1cm" svg:height="1cm" svg:x="9.4cm" svg:y="4.9cm">
          <draw:text-box>
            <text:p text:style-name="P2"><text:span text:style-name="T1">2</text:span></text:p>
          </draw:text-box>
        </draw:frame>
        <draw:custom-shape draw:style-name="gr1" draw:text-style-name="P1" draw:layer="layout" svg:width="2.5cm" svg:height="2.5cm" svg:x="3.5cm" svg:y="2.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6cm" svg:y="2.5cm">
          <text:p text:style-name="P1"><text:span text:style-name="T1">3.141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8.5cm" svg:y="2.5cm">
          <text:p text:style-name="P1"><text:span text:style-name="T1">'amapola </text:span></text:p>
          <text:p text:style-name="P1"><text:span text:style-name="T1">del 66'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1cm" svg:y="2.5cm">
          <text:p text:style-name="P1"><text:span text:style-name="T1">Tru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2.5cm" svg:x="13.5cm" svg:y="2.5cm">
          <text:p text:style-name="P1"><text:span text:style-name="T1">tempC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9cm" svg:height="0.9cm" svg:x="12.3cm" svg:y="7.1cm">
          <draw:text-box>
            <text:p text:style-name="P2"><text:span text:style-name="T1">0</text:span></text:p>
          </draw:text-box>
        </draw:frame>
        <draw:frame draw:style-name="gr2" draw:text-style-name="P2" draw:layer="layout" svg:width="1cm" svg:height="1cm" svg:x="11.8cm" svg:y="4.9cm">
          <draw:text-box>
            <text:p text:style-name="P2"><text:span text:style-name="T1">3</text:span></text:p>
          </draw:text-box>
        </draw:frame>
        <draw:frame draw:style-name="gr2" draw:text-style-name="P2" draw:layer="layout" svg:width="1cm" svg:height="1cm" svg:x="14.3cm" svg:y="4.9cm">
          <draw:text-box>
            <text:p text:style-name="P2"><text:span text:style-name="T1">4</text:span></text:p>
          </draw:text-box>
        </draw:frame>
        <draw:frame draw:style-name="gr2" draw:text-style-name="P2" draw:layer="layout" svg:width="1cm" svg:height="1cm" svg:x="12.2cm" svg:y="9.5cm">
          <draw:text-box>
            <text:p text:style-name="P2"><text:span text:style-name="T1">1</text:span></text:p>
          </draw:text-box>
        </draw:frame>
        <draw:frame draw:style-name="gr2" draw:text-style-name="P2" draw:layer="layout" svg:width="1cm" svg:height="1cm" svg:x="12.3cm" svg:y="12.1cm">
          <draw:text-box>
            <text:p text:style-name="P2"><text:span text:style-name="T1">2</text:span></text:p>
          </draw:text-box>
        </draw:frame>
        <draw:frame draw:style-name="gr4" draw:layer="layout" svg:width="4.9cm" svg:height="0.973cm" svg:x="1.9cm" svg:y="1.427cm">
          <draw:text-box>
            <text:p>popurri</text:p>
          </draw:text-box>
        </draw:frame>
        <draw:line draw:style-name="gr5" draw:text-style-name="P3" draw:layer="layout" svg:x1="14cm" svg:y1="4.2cm" svg:x2="15.5cm" svg:y2="4.2cm">
          <text:p/>
        </draw:line>
        <draw:path draw:style-name="gr6" draw:text-style-name="P3" draw:layer="layout" svg:width="1.778cm" svg:height="0.918cm" draw:transform="rotate (-1.14423785760748) translate (15.20000000517cm 4.19999999765044cm)" svg:viewBox="0 0 1779 919" svg:d="M0 0c1208 0 1779 919 1779 919">
          <text:p/>
        </draw:path>
        <draw:frame draw:style-name="gr7" draw:text-style-name="P4" draw:layer="layout" svg:width="4.3cm" svg:height="1.2cm" svg:x="5.5cm" svg:y="8.5cm">
          <draw:text-box>
            <text:p text:style-name="P4"><text:span text:style-name="T2">popurri[4][0]</text:span></text:p>
          </draw:text-box>
        </draw:frame>
        <draw:frame draw:style-name="gr7" draw:text-style-name="P4" draw:layer="layout" svg:width="4.3cm" svg:height="1.2cm" svg:x="5.5cm" svg:y="7.6cm">
          <draw:text-box>
            <text:p text:style-name="P4"><text:span text:style-name="T2">popurri[2]</text:span></text:p>
          </draw:text-box>
        </draw:frame>
        <draw:frame draw:style-name="gr7" draw:text-style-name="P4" draw:layer="layout" svg:width="4.3cm" svg:height="1.2cm" svg:x="5.5cm" svg:y="10.5cm">
          <draw:text-box>
            <text:p text:style-name="P4"><text:span text:style-name="T2">popurri[4][2]</text:span></text:p>
          </draw:text-box>
        </draw:frame>
        <draw:frame draw:style-name="gr7" draw:text-style-name="P4" draw:layer="layout" svg:width="4.3cm" svg:height="1.2cm" svg:x="5.5cm" svg:y="9.5cm">
          <draw:text-box>
            <text:p text:style-name="P4"><text:span text:style-name="T2">popurri[4][1]</text:span></text:p>
          </draw:text-box>
        </draw:frame>
        <draw:path draw:style-name="gr8" draw:text-style-name="P3" draw:layer="layout" svg:width="2.442cm" svg:height="1.004cm" draw:transform="rotate (0.666017642561036) translate (7.87889915908271cm 7.30958677981726cm)" svg:viewBox="0 0 2443 1005" svg:d="M0 1005c1780 0 2443-1005 2443-1005">
          <text:p/>
        </draw:path>
        <draw:path draw:style-name="gr8" draw:text-style-name="P3" draw:layer="layout" svg:width="3.312cm" svg:height="0.275cm" draw:transform="rotate (0.286059464401871) translate (9.12197989310223cm 8.73473949802279cm)" svg:viewBox="0 0 3313 276" svg:d="M0 276c1772 1 3313-276 3313-276">
          <text:p/>
        </draw:path>
        <draw:path draw:style-name="gr8" draw:text-style-name="P3" draw:layer="layout" svg:width="2.999cm" svg:height="0.099cm" svg:x="9.2cm" svg:y="9.9cm" svg:viewBox="0 0 3000 100" svg:d="M0 100c2100 0 3000-100 3000-100">
          <text:p/>
        </draw:path>
        <draw:path draw:style-name="gr8" draw:text-style-name="P3" draw:layer="layout" svg:width="3.487cm" svg:height="0.402cm" draw:transform="rotate (-0.233699586842041) translate (9.1cm 11.2cm)" svg:viewBox="0 0 3488 403" svg:d="M0 0c2159 0 3488 403 3488 40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1" svg:font-family="'Liberation San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iliano López</meta:initial-creator>
    <meta:creation-date>2015-11-10T23:46:37.195484160</meta:creation-date>
    <dc:date>2016-07-13T12:39:32.790959844</dc:date>
    <dc:creator>Emiliano López</dc:creator>
    <meta:editing-duration>PT14M18S</meta:editing-duration>
    <meta:editing-cycles>4</meta:editing-cycles>
    <meta:generator>LibreOffice/4.3.3.2$Linux_X86_64 LibreOffice_project/430m0$Build-2</meta:generator>
    <meta:document-statistic meta:object-count="27"/>
  </office:meta>
</office:document-meta>
</file>